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911cm" svg:height="1.142cm" svg:x="4.322cm" svg:y="18.982cm">
          <text:p text:style-name="P1">Return address</text:p>
          <draw:enhanced-geometry svg:viewBox="0 0 21600 21600" draw:type="rectangle" draw:enhanced-path="M 0 0 L 21600 0 21600 21600 0 21600 0 0 Z N"/>
        </draw:custom-shape>
        <draw:frame draw:style-name="gr2" draw:layer="layout" svg:width="4.846cm" svg:height="0.962cm" svg:x="0.247cm" svg:y="19.065cm">
          <draw:text-box>
            <text:p>esp</text:p>
          </draw:text-box>
        </draw:frame>
        <draw:custom-shape draw:style-name="gr1" draw:text-style-name="P1" draw:layer="layout" svg:width="18.911cm" svg:height="1.142cm" svg:x="4.323cm" svg:y="17.682cm">
          <text:p text:style-name="P1">argc</text:p>
          <draw:enhanced-geometry svg:viewBox="0 0 21600 21600" draw:type="rectangle" draw:enhanced-path="M 0 0 L 21600 0 21600 21600 0 21600 0 0 Z N"/>
        </draw:custom-shape>
        <draw:frame draw:style-name="gr2" draw:layer="layout" svg:width="4.846cm" svg:height="0.962cm" svg:x="0.247cm" svg:y="17.765cm">
          <draw:text-box>
            <text:p>esp+4</text:p>
          </draw:text-box>
        </draw:frame>
        <draw:custom-shape draw:style-name="gr1" draw:text-style-name="P1" draw:layer="layout" svg:width="18.911cm" svg:height="1.142cm" svg:x="4.324cm" svg:y="16.382cm">
          <text:p text:style-name="P1">argv</text:p>
          <draw:enhanced-geometry svg:viewBox="0 0 21600 21600" draw:type="rectangle" draw:enhanced-path="M 0 0 L 21600 0 21600 21600 0 21600 0 0 Z N"/>
        </draw:custom-shape>
        <draw:frame draw:style-name="gr2" draw:layer="layout" svg:width="4.846cm" svg:height="0.962cm" svg:x="0.248cm" svg:y="16.365cm">
          <draw:text-box>
            <text:p>esp+8</text:p>
          </draw:text-box>
        </draw:frame>
        <draw:custom-shape draw:style-name="gr1" draw:text-style-name="P1" draw:layer="layout" svg:width="18.911cm" svg:height="1.142cm" svg:x="4.325cm" svg:y="15.082cm">
          <text:p text:style-name="P1">envp</text:p>
          <draw:enhanced-geometry svg:viewBox="0 0 21600 21600" draw:type="rectangle" draw:enhanced-path="M 0 0 L 21600 0 21600 21600 0 21600 0 0 Z N"/>
        </draw:custom-shape>
        <draw:frame draw:style-name="gr2" draw:layer="layout" svg:width="4.846cm" svg:height="0.962cm" svg:x="0.249cm" svg:y="15.065cm">
          <draw:text-box>
            <text:p>esp+12</text:p>
          </draw:text-box>
        </draw:frame>
        <draw:custom-shape draw:style-name="gr1" draw:text-style-name="P1" draw:layer="layout" svg:width="18.911cm" svg:height="1.142cm" svg:x="4.325cm" svg:y="13.782cm">
          <text:p text:style-name="P1">argv[0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911cm" svg:height="1.142cm" svg:x="4.326cm" svg:y="10.482cm">
          <text:p text:style-name="P1">argv[argc-1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1cm" svg:height="5.822cm" svg:x="23.707cm" svg:y="9.2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4.846cm" svg:height="1.673cm" svg:x="24.706cm" svg:y="10.943cm">
          <draw:text-box>
            <text:p>Argc+1 </text:p>
            <text:p>dwords</text:p>
          </draw:text-box>
        </draw:frame>
        <draw:custom-shape draw:style-name="gr1" draw:text-style-name="P1" draw:layer="layout" svg:width="18.911cm" svg:height="8.328cm" svg:x="4.328cm" svg:y="0.696cm">
          <text:p text:style-name="P1">Actual argument strin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911cm" svg:height="1.142cm" svg:x="4.327cm" svg:y="9.182cm">
          <text:p text:style-name="P1">argv[argc]=0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454cm" svg:y1="16.989cm" svg:x2="3.426cm" svg:y2="14.316cm">
          <text:p/>
        </draw:line>
        <draw:line draw:style-name="gr4" draw:text-style-name="P1" draw:layer="layout" svg:x1="3.482cm" svg:y1="16.989cm" svg:x2="4.122cm" svg:y2="16.989cm">
          <text:p/>
        </draw:line>
        <draw:line draw:style-name="gr5" draw:text-style-name="P1" draw:layer="layout" svg:x1="3.426cm" svg:y1="14.316cm" svg:x2="4.289cm" svg:y2="14.343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18.911cm" svg:height="1.142cm" svg:x="4.322cm" svg:y="19.582cm">
          <text:p text:style-name="P2">Return addres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46cm" svg:height="0.962cm" svg:x="0.247cm" svg:y="19.665cm">
          <draw:text-box>
            <text:p text:style-name="P3">esp</text:p>
          </draw:text-box>
        </draw:frame>
        <draw:custom-shape draw:style-name="gr1" draw:text-style-name="P2" draw:layer="layout" svg:width="18.911cm" svg:height="1.142cm" svg:x="4.323cm" svg:y="18.282cm">
          <text:p text:style-name="P2">argc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46cm" svg:height="0.962cm" svg:x="0.247cm" svg:y="18.365cm">
          <draw:text-box>
            <text:p text:style-name="P3">esp+4</text:p>
          </draw:text-box>
        </draw:frame>
        <draw:custom-shape draw:style-name="gr1" draw:text-style-name="P2" draw:layer="layout" svg:width="18.911cm" svg:height="1.142cm" svg:x="4.324cm" svg:y="16.982cm">
          <text:p text:style-name="P2">argv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46cm" svg:height="0.962cm" svg:x="0.248cm" svg:y="16.965cm">
          <draw:text-box>
            <text:p text:style-name="P3">esp+8</text:p>
          </draw:text-box>
        </draw:frame>
        <draw:custom-shape draw:style-name="gr1" draw:text-style-name="P2" draw:layer="layout" svg:width="18.911cm" svg:height="1.142cm" svg:x="4.325cm" svg:y="15.682cm">
          <text:p text:style-name="P2">envp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46cm" svg:height="0.962cm" svg:x="0.249cm" svg:y="15.665cm">
          <draw:text-box>
            <text:p text:style-name="P3">esp+12</text:p>
          </draw:text-box>
        </draw:frame>
        <draw:custom-shape draw:style-name="gr1" draw:text-style-name="P2" draw:layer="layout" svg:width="18.911cm" svg:height="1.142cm" svg:x="4.325cm" svg:y="9.382cm">
          <text:p text:style-name="P2">argv[0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911cm" svg:height="1.142cm" svg:x="4.326cm" svg:y="6.082cm">
          <text:p text:style-name="P2">argv[argc-1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1cm" svg:height="5.822cm" svg:x="23.707cm" svg:y="4.8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4.846cm" svg:height="1.673cm" svg:x="24.344cm" svg:y="6.842cm">
          <draw:text-box>
            <text:p text:style-name="P3">Argc+1 </text:p>
            <text:p text:style-name="P3">dwords</text:p>
          </draw:text-box>
        </draw:frame>
        <draw:custom-shape draw:style-name="gr1" draw:text-style-name="P2" draw:layer="layout" svg:width="18.911cm" svg:height="2.151cm" svg:x="4.328cm" svg:y="2.497cm">
          <text:p text:style-name="P2">Environment string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911cm" svg:height="1.142cm" svg:x="4.327cm" svg:y="4.782cm">
          <text:p text:style-name="P2">argv[argc]=0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454cm" svg:y1="17.602cm" svg:x2="3.426cm" svg:y2="9.942cm">
          <text:p/>
        </draw:line>
        <draw:line draw:style-name="gr4" draw:text-style-name="P1" draw:layer="layout" svg:x1="3.482cm" svg:y1="17.589cm" svg:x2="4.122cm" svg:y2="17.589cm">
          <text:p/>
        </draw:line>
        <draw:line draw:style-name="gr5" draw:text-style-name="P1" draw:layer="layout" svg:x1="3.426cm" svg:y1="9.942cm" svg:x2="4.289cm" svg:y2="9.943cm">
          <text:p/>
        </draw:line>
        <draw:custom-shape draw:style-name="gr1" draw:text-style-name="P2" draw:layer="layout" svg:width="18.911cm" svg:height="2.144cm" svg:x="4.328cm" svg:y="0.248cm">
          <text:p text:style-name="P2">Actual argument string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911cm" svg:height="1.142cm" svg:x="4.356cm" svg:y="10.68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911cm" svg:height="1.142cm" svg:x="4.329cm" svg:y="12.051cm">
          <text:p text:style-name="P2">envp[envc-1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911cm" svg:height="1.142cm" svg:x="4.33cm" svg:y="14.363cm">
          <text:p text:style-name="P2">envp[0]</text:p>
          <draw:enhanced-geometry svg:viewBox="0 0 21600 21600" draw:type="rectangle" draw:enhanced-path="M 0 0 L 21600 0 21600 21600 0 21600 0 0 Z N"/>
        </draw:custom-shape>
        <draw:frame draw:style-name="gr2" draw:layer="layout" svg:width="2.841cm" svg:height="0.962cm" svg:x="12.645cm" svg:y="13.34cm">
          <draw:text-box>
            <text:p>. . .</text:p>
          </draw:text-box>
        </draw:frame>
        <draw:frame draw:style-name="gr2" draw:layer="layout" svg:width="2.841cm" svg:height="0.962cm" svg:x="12.59cm" svg:y="7.714cm">
          <draw:text-box>
            <text:p>. . .</text:p>
          </draw:text-box>
        </draw:frame>
        <draw:line draw:style-name="gr4" draw:text-style-name="P1" draw:layer="layout" svg:x1="23.69cm" svg:y1="16.349cm" svg:x2="24.609cm" svg:y2="16.349cm">
          <text:p/>
        </draw:line>
        <draw:line draw:style-name="gr5" draw:text-style-name="P1" draw:layer="layout" svg:x1="24.676cm" svg:y1="14.984cm" svg:x2="23.534cm" svg:y2="14.984cm">
          <text:p/>
        </draw:line>
        <draw:line draw:style-name="gr4" draw:text-style-name="P1" draw:layer="layout" svg:x1="24.648cm" svg:y1="16.349cm" svg:x2="24.648cm" svg:y2="15.012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12-08T21:14:39</meta:creation-date>
    <dc:date>2012-03-25T15:03:56</dc:date>
    <dc:creator>Christian </dc:creator>
    <meta:editing-duration>PT2H10M39S</meta:editing-duration>
    <meta:editing-cycles>15</meta:editing-cycles>
    <meta:generator>LibreOffice/3.4$Linux LibreOffice_project/340m1$Build-402</meta:generator>
    <meta:document-statistic meta:object-count="68"/>
  </office:meta>
</office:document-meta>
</file>